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d0d" officeooo:paragraph-rsid="001aed0d"/>
    </style:style>
    <style:style style:name="P2" style:family="paragraph" style:parent-style-name="Standard">
      <style:text-properties officeooo:rsid="001ba67e" officeooo:paragraph-rsid="001ba67e"/>
    </style:style>
    <style:style style:name="P3" style:family="paragraph" style:parent-style-name="Standard">
      <style:text-properties officeooo:rsid="001c2f1c" officeooo:paragraph-rsid="001c2f1c"/>
    </style:style>
    <style:style style:name="P4" style:family="paragraph" style:parent-style-name="Standard">
      <style:text-properties officeooo:rsid="001cd630" officeooo:paragraph-rsid="001cd630"/>
    </style:style>
    <style:style style:name="P5" style:family="paragraph" style:parent-style-name="Standard">
      <style:text-properties officeooo:rsid="001e14ae" officeooo:paragraph-rsid="001e14ae"/>
    </style:style>
    <style:style style:name="P6" style:family="paragraph" style:parent-style-name="Standard">
      <style:text-properties officeooo:rsid="001fce3b" officeooo:paragraph-rsid="001fce3b"/>
    </style:style>
    <style:style style:name="P7" style:family="paragraph" style:parent-style-name="Standard">
      <style:text-properties officeooo:rsid="0022b1a9" officeooo:paragraph-rsid="0022b1a9"/>
    </style:style>
    <style:style style:name="P8" style:family="paragraph" style:parent-style-name="Standard">
      <style:text-properties officeooo:rsid="001cd630" officeooo:paragraph-rsid="001cd630" fo:background-color="#ffff00"/>
    </style:style>
    <style:style style:name="P9" style:family="paragraph" style:parent-style-name="Standard">
      <style:text-properties officeooo:rsid="00237b66" officeooo:paragraph-rsid="00237b66"/>
    </style:style>
    <style:style style:name="P10" style:family="paragraph" style:parent-style-name="Standard">
      <style:text-properties officeooo:rsid="0025964d" officeooo:paragraph-rsid="0025964d"/>
    </style:style>
    <style:style style:name="P11" style:family="paragraph" style:parent-style-name="Standard">
      <style:text-properties officeooo:rsid="002741cd" officeooo:paragraph-rsid="002741cd"/>
    </style:style>
    <style:style style:name="P12" style:family="paragraph" style:parent-style-name="Standard">
      <style:text-properties officeooo:rsid="002863ef" officeooo:paragraph-rsid="002863ef"/>
    </style:style>
    <style:style style:name="P13" style:family="paragraph" style:parent-style-name="Standard">
      <style:text-properties officeooo:rsid="00292dfe" officeooo:paragraph-rsid="00292dfe"/>
    </style:style>
    <style:style style:name="P14" style:family="paragraph" style:parent-style-name="Standard">
      <style:text-properties officeooo:rsid="002a5f99" officeooo:paragraph-rsid="002a5f99"/>
    </style:style>
    <style:style style:name="P15" style:family="paragraph" style:parent-style-name="Standard">
      <style:text-properties officeooo:rsid="002bb5fb" officeooo:paragraph-rsid="002bb5fb"/>
    </style:style>
    <style:style style:name="P16" style:family="paragraph" style:parent-style-name="Standard">
      <style:text-properties officeooo:rsid="002bca38" officeooo:paragraph-rsid="002bca38"/>
    </style:style>
    <style:style style:name="P17" style:family="paragraph" style:parent-style-name="Standard">
      <style:text-properties officeooo:rsid="002dd36d" officeooo:paragraph-rsid="002dd36d"/>
    </style:style>
    <style:style style:name="P18" style:family="paragraph" style:parent-style-name="Standard">
      <style:text-properties officeooo:rsid="002f6091" officeooo:paragraph-rsid="002f6091"/>
    </style:style>
    <style:style style:name="P19" style:family="paragraph" style:parent-style-name="Standard">
      <style:text-properties officeooo:rsid="002f8076" officeooo:paragraph-rsid="002f8076"/>
    </style:style>
    <style:style style:name="P20" style:family="paragraph" style:parent-style-name="Standard">
      <style:text-properties officeooo:rsid="003122b4" officeooo:paragraph-rsid="003122b4"/>
    </style:style>
    <style:style style:name="P21" style:family="paragraph" style:parent-style-name="Standard">
      <style:text-properties officeooo:rsid="00354bba" officeooo:paragraph-rsid="00354bba"/>
    </style:style>
    <style:style style:name="P22" style:family="paragraph" style:parent-style-name="Standard">
      <style:text-properties officeooo:rsid="0039f446" officeooo:paragraph-rsid="0039f446"/>
    </style:style>
    <style:style style:name="P23" style:family="paragraph" style:parent-style-name="Standard" style:list-style-name="L1">
      <style:text-properties officeooo:rsid="003122b4" officeooo:paragraph-rsid="003122b4"/>
    </style:style>
    <style:style style:name="P24" style:family="paragraph" style:parent-style-name="Standard" style:list-style-name="L1">
      <style:text-properties officeooo:rsid="0031fe39" officeooo:paragraph-rsid="0031fe39"/>
    </style:style>
    <style:style style:name="P25" style:family="paragraph" style:parent-style-name="Standard" style:list-style-name="L1">
      <style:text-properties officeooo:rsid="003380ff" officeooo:paragraph-rsid="003380ff"/>
    </style:style>
    <style:style style:name="P26" style:family="paragraph" style:parent-style-name="Standard" style:list-style-name="L1">
      <style:text-properties officeooo:rsid="0034a8f1" officeooo:paragraph-rsid="0034a8f1"/>
    </style:style>
    <style:style style:name="P27" style:family="paragraph" style:parent-style-name="Standard" style:list-style-name="L1">
      <style:text-properties officeooo:rsid="00354bba" officeooo:paragraph-rsid="00354bba"/>
    </style:style>
    <style:style style:name="P28" style:family="paragraph" style:parent-style-name="Standard">
      <style:text-properties officeooo:rsid="0039f446" officeooo:paragraph-rsid="0039f446"/>
    </style:style>
    <style:style style:name="P29" style:family="paragraph" style:parent-style-name="Standard">
      <style:text-properties officeooo:rsid="003d7d84" officeooo:paragraph-rsid="003d7d84"/>
    </style:style>
    <style:style style:name="T1" style:family="text">
      <style:text-properties officeooo:rsid="001c2f1c"/>
    </style:style>
    <style:style style:name="T2" style:family="text">
      <style:text-properties officeooo:rsid="001e14ae"/>
    </style:style>
    <style:style style:name="T3" style:family="text">
      <style:text-properties officeooo:rsid="001fce3b"/>
    </style:style>
    <style:style style:name="T4" style:family="text">
      <style:text-properties officeooo:rsid="00213c22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237b66"/>
    </style:style>
    <style:style style:name="T8" style:family="text">
      <style:text-properties officeooo:rsid="002bca38"/>
    </style:style>
    <style:style style:name="T9" style:family="text">
      <style:text-properties officeooo:rsid="002f8076"/>
    </style:style>
    <style:style style:name="T10" style:family="text">
      <style:text-properties officeooo:rsid="0031fe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Libertades del Software libre</text:p>
      <text:p text:style-name="P1"><text:tab/></text:p>
      <text:p text:style-name="P1"/>
      <text:p text:style-name="P1"><text:tab/><text:tab/><text:tab/>Sistema Binario y se comienza a contar desde 0</text:p>
      <text:p text:style-name="P1"/>
      <text:p text:style-name="P1"><text:tab/>0. <text:s/>Uso</text:p>
      <text:p text:style-name="P1"><text:tab/>1. Compartir</text:p>
      <text:p text:style-name="P1"><text:tab/>2. Modificar </text:p>
      <text:p text:style-name="P1"><text:tab/>3. Distribución</text:p>
      <text:p text:style-name="P1"/>
      <text:p text:style-name="P1">MetaDistribuciones tengo libertad de modificar y continuar la distribucion.</text:p>
      <text:p text:style-name="P1"/>
      <text:p text:style-name="P2">Debian {Ubuntu, linux Mint, Canaima}</text:p>
      <text:p text:style-name="P2">RedHat {centos, fedora}</text:p>
      <text:p text:style-name="P2">Suse {openSuse, suseEnt<text:span text:style-name="T1">}</text:span></text:p>
      <text:p text:style-name="P2"/>
      <text:p text:style-name="P2"/>
      <text:p text:style-name="P2"/>
      <text:p text:style-name="P3">dos tipos de usarios</text:p>
      <text:p text:style-name="P3"/>
      <text:p text:style-name="P3"/>
      <text:p text:style-name="P3">SuperUsuario: root</text:p>
      <text:p text:style-name="P3">Usuarios: Nombrepc</text:p>
      <text:p text:style-name="P3"/>
      <text:p text:style-name="P3">su/sudo su= Logear como superUsuario</text:p>
      <text:p text:style-name="P3">cd=Home del usuario logeado</text:p>
      <text:p text:style-name="P3">pwd= ruta actual</text:p>
      <text:p text:style-name="P3">clear/Ctrl+L= limpiar consola</text:p>
      <text:p text:style-name="P4">init 6= Reiniciar Maquina <text:s text:c="97"/>“Init” Solo SU*</text:p>
      <text:p text:style-name="P4">init 0= apagar maquina </text:p>
      <text:p text:style-name="P4">exit= volver al usario anterior o cierra consola</text:p>
      <text:p text:style-name="P6">chmod= cambiar permisos</text:p>
      <text:p text:style-name="P13">chown user:group= cambiar nombre de grupo y usuari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/= all documents<text:tab/>/lib= librerias</text:p>
      <text:p text:style-name="P4">/home= users<text:tab/><text:tab/>/dev= <text:span text:style-name="T2">perifericos</text:span> (<text:span text:style-name="T2">audios, teclado</text:span>, mouse, etc) </text:p>
      <text:p text:style-name="P4">/etc= config<text:tab/><text:tab/>/boot= archivos booteables. GRUB (aplicacion para elegir los booteables)</text:p>
      <text:p text:style-name="P4">/var= variables<text:tab/><text:span text:style-name="T5">/pro= procesos</text:span></text:p>
      <text:p text:style-name="P4">/temp= temporales<text:tab/><text:span text:style-name="T5">/run= <text:s text:c="4"/>del </text:span></text:p>
      <text:p text:style-name="P4">/opt= opcionales<text:tab/><text:span text:style-name="T5">/sys= <text:s text:c="3"/>S.O. </text:span></text:p>
      <text:p text:style-name="P8">/bin= <text:s text:c="4"/>binarios<text:span text:style-name="T6"><text:tab/>/root= home de SU<text:tab/></text:span></text:p>
      <text:p text:style-name="P8">/sbin= del sistema</text:p>
      <text:p text:style-name="P4"/>
      <text:p text:style-name="P4"/>
      <text:p text:style-name="P4"/>
      <text:p text:style-name="P5"><text:span text:style-name="T4">U</text:span>= <text:span text:style-name="T4">User</text:span><text:tab/><text:tab/><text:span text:style-name="T3">r=leer w=escritura x=ejecucion</text:span></text:p>
      <text:p text:style-name="P5">G= Group</text:p>
      <text:p text:style-name="P5">O= Other</text:p>
      <text:p text:style-name="P5"/>
      <text:p text:style-name="P6">111=7<text:tab/><text:tab/>011=3</text:p>
      <text:p text:style-name="P6">110=6 <text:s/><text:tab/>010=2</text:p>
      <text:p text:style-name="P6">101=5 <text:s/><text:tab/>001=1</text:p>
      <text:p text:style-name="P6">100=4 <text:s/><text:tab/>000=0</text:p>
      <text:p text:style-name="P6"/>
      <text:p text:style-name="P6"/>
      <text:p text:style-name="P7">apt-get= obtener paquetes</text:p>
      <text:p text:style-name="P7">aptitud<text:span text:style-name="T7">e</text:span>= version mejorada de apt-get</text:p>
      <text:p text:style-name="P7"/>
      <text:p text:style-name="P7">cat= <text:span text:style-name="T7">espiar un destino.</text:span></text:p>
      <text:p text:style-name="P9">Apt-get update = verificacion de actualizaciones del repo</text:p>
      <text:p text:style-name="P9">aptitude upgrade = mandar a actualizar con la version del repo</text:p>
      <text:p text:style-name="P9"/>
      <text:p text:style-name="P10">sudo rm -rf / = sudo borra forzadamente (sin preguntar) todo a partir de</text:p>
      <text:p text:style-name="P10"/>
      <text:p text:style-name="P11">mkdir= hacer directorio </text:p>
      <text:p text:style-name="P11"/>
      <text:p text:style-name="P12">mv = Cambiar nombre </text:p>
      <text:p text:style-name="P12">cp = Copiar </text:p>
      <text:p text:style-name="P14">chmod -r 644 Documentos/= cambiar los pemisos de todo despues de</text:p>
      <text:p text:style-name="P14">./= Esta carpeta</text:p>
      <text:p text:style-name="P15">tail= cola del archivo</text:p>
      <text:p text:style-name="P15">head= cabeza del archivo</text:p>
      <text:p text:style-name="P15">-n= cantidad de lineas</text:p>
      <text:p text:style-name="P15">|= ademas has esto otro</text:p>
      <text:p text:style-name="P15">&gt; = Crea <text:span text:style-name="T8">o sobreescribe</text:span> un archivo del comando anterior</text:p>
      <text:p text:style-name="P16">&gt;&gt; = Agrega a un archivo lo que se mande en el comando anterior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ssh-copy-id -i (clave PUB) </text:p>
      <text:p text:style-name="P17">ssh-keygen</text:p>
      <text:p text:style-name="P17">ssh-add</text:p>
      <text:p text:style-name="P17"/>
      <text:p text:style-name="P18">rogerdudler.github.io/git-guide/index.es.html</text:p>
      <text:p text:style-name="P18"/>
      <text:p text:style-name="P18"><text:tab/><text:span text:style-name="T9">pseudo codigo </text:span></text:p>
      <text:p text:style-name="P19">1- print “mensaje”</text:p>
      <text:p text:style-name="P19">2- read Variable <text:tab/><text:tab/><text:tab/><text:tab/><text:tab/><text:tab/></text:p>
      <text:p text:style-name="P19"/>
      <text:p text:style-name="P20">if/elseif/else</text:p>
      <text:p text:style-name="P20"/>
      <text:p text:style-name="P20">Retirar BS de un cajero</text:p>
      <text:p text:style-name="P20"/>
      <text:list xml:id="list6084417313954770675" text:style-name="L1">
        <text:list-item>
          <text:p text:style-name="P23">print “Introduzca la tarjeta”</text:p>
        </text:list-item>
        <text:list-item>
          <text:p text:style-name="P23">read tarjeta</text:p>
        </text:list-item>
        <text:list-item>
          <text:p text:style-name="P23">print “Seleccione idioma: 1- Español 2- English”</text:p>
        </text:list-item>
        <text:list-item>
          <text:p text:style-name="P23">read idioma</text:p>
        </text:list-item>
        <text:list-item>
          <text:p text:style-name="P23">if { (idioma = 1)</text:p>
        </text:list-item>
      </text:list>
      <text:p text:style-name="P20"><text:tab/><text:tab/><text:span text:style-name="T10">cargar textos (español)</text:span></text:p>
      <text:p text:style-name="P20"><text:tab/>}else { </text:p>
      <text:p text:style-name="P20"><text:tab/><text:tab/><text:span text:style-name="T10">cargar textos (ingles)</text:span></text:p>
      <text:p text:style-name="P20"><text:tab/>}</text:p>
      <text:list xml:id="list162005991710740" text:continue-numbering="true" text:style-name="L1">
        <text:list-item>
          <text:p text:style-name="P24">print “ingresar clave”</text:p>
        </text:list-item>
        <text:list-item>
          <text:p text:style-name="P24">read clave</text:p>
        </text:list-item>
        <text:list-item>
          <text:p text:style-name="P24">print “seleccionar transaccion”</text:p>
        </text:list-item>
        <text:list-item>
          <text:p text:style-name="P24">print “consulta”</text:p>
        </text:list-item>
        <text:list-item>
          <text:p text:style-name="P25">print “retiro”</text:p>
        </text:list-item>
        <text:list-item>
          <text:p text:style-name="P25">read trans</text:p>
        </text:list-item>
        <text:list-item>
          <text:p text:style-name="P26">print “tipo de cuenta”</text:p>
        </text:list-item>
        <text:list-item>
          <text:p text:style-name="P26">print “ahorro”</text:p>
        </text:list-item>
        <text:list-item>
          <text:p text:style-name="P26">print “corriente”</text:p>
        </text:list-item>
        <text:list-item>
          <text:p text:style-name="P26">read tcuenta</text:p>
        </text:list-item>
        <text:list-item>
          <text:p text:style-name="P27">if (trans = “consula”)</text:p>
          <text:list>
            <text:list-header>
              <text:p text:style-name="P27">if <text:s/>(tcuenta=”ahorro”)</text:p>
              <text:list>
                <text:list-header>
                  <text:p text:style-name="P27">consultar saldo ahorro</text:p>
                  <text:p text:style-name="P27">print saldoahorro</text:p>
                </text:list-header>
              </text:list>
            </text:list-header>
          </text:list>
        </text:list-item>
      </text:list>
      <text:p text:style-name="P21"><text:tab/> <text:s text:c="5"/>else </text:p>
      <text:p text:style-name="P21"><text:tab/><text:tab/>consultarsaldocorr</text:p>
      <text:p text:style-name="P21"><text:tab/><text:tab/>print saldocorr</text:p>
      <text:p text:style-name="P21"><text:tab/>else</text:p>
      <text:p text:style-name="P21"><text:tab/> <text:s text:c="5"/>if (tcuenta=”ahorro”)</text:p>
      <text:p text:style-name="P21"><text:tab/><text:tab/>print “seleccionar monto: 1- opciones 2- otromonto”</text:p>
      <text:p text:style-name="P21"><text:tab/><text:tab/>read monto</text:p>
      <text:p text:style-name="P21"><text:tab/><text:tab/>descontar cuenta ahorro</text:p>
      <text:p text:style-name="P21"><text:tab/> <text:s text:c="5"/>else </text:p>
      <text:p text:style-name="P21"><text:tab/><text:tab/>print “seleccionar monto: 1- opciones 2- otromonto”</text:p>
      <text:p text:style-name="P21"><text:tab/><text:tab/>read monto</text:p>
      <text:p text:style-name="P21"><text:tab/><text:tab/>descontar cuenta corriente</text:p>
      <text:p text:style-name="P22"><text:soft-page-break/></text:p>
      <text:p text:style-name="P22"/>
      <text:p text:style-name="P22"><text:tab/><text:tab/><text:tab/><text:tab/><text:tab/><text:tab/>lenguajes</text:p>
      <text:p text:style-name="P22"/>
      <text:p text:style-name="P22"><text:tab/>fuertemente tipados { Java, C, <text:s/>pasgal }</text:p>
      <text:p text:style-name="P22"/>
      <text:p text:style-name="P22"><text:tab/>debilmente tipados { ruby, phytum, JS, PHP }</text:p>
      <text:p text:style-name="P22"/>
      <text:p text:style-name="P22"/>
      <text:p text:style-name="P22"/>
      <text:p text:style-name="P22"/>
      <text:p text:style-name="P22"/>
      <text:p text:style-name="P29">for 1 in 1..n do</text:p>
      <text:p text:style-name="P29"><text:tab/>s= s+i</text:p>
      <text:p text:style-name="P29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09:57:37.106777617</meta:creation-date>
    <dc:date>2015-10-27T16:20:04.685694931</dc:date>
    <meta:editing-duration>PT6H33M50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4" meta:paragraph-count="105" meta:word-count="424" meta:character-count="2846" meta:non-whitespace-character-count="2338"/>
  </office:meta>
</office:document-meta>
</file>